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MH2013-GB-pts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2013_G(B)_ol1_1</text:p>
          </table:table-cell>
          <table:table-cell office:value-type="float" office:value="45.1285" calcext:value-type="float">
            <text:p>45.1285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362" calcext:value-type="float">
            <text:p>0.2362</text:p>
          </table:table-cell>
          <table:table-cell office:value-type="float" office:value="13.0219" calcext:value-type="float">
            <text:p>13.0219</text:p>
          </table:table-cell>
          <table:table-cell office:value-type="float" office:value="39.3374" calcext:value-type="float">
            <text:p>39.3374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98.3683" calcext:value-type="float">
            <text:p>98.36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H2013_G(B)_ol1_2</text:p>
          </table:table-cell>
          <table:table-cell office:value-type="float" office:value="45.2861" calcext:value-type="float">
            <text:p>45.2861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12.9265" calcext:value-type="float">
            <text:p>12.9265</text:p>
          </table:table-cell>
          <table:table-cell office:value-type="float" office:value="39.3932" calcext:value-type="float">
            <text:p>39.3932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113" calcext:value-type="float">
            <text:p>0.0113</text:p>
          </table:table-cell>
          <table:table-cell office:value-type="float" office:value="98.4606" calcext:value-type="float">
            <text:p>98.46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H2013_G(B)_ol1_3</text:p>
          </table:table-cell>
          <table:table-cell office:value-type="float" office:value="45.1581" calcext:value-type="float">
            <text:p>45.15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14" calcext:value-type="float">
            <text:p>0.2414</text:p>
          </table:table-cell>
          <table:table-cell office:value-type="float" office:value="12.9987" calcext:value-type="float">
            <text:p>12.9987</text:p>
          </table:table-cell>
          <table:table-cell office:value-type="float" office:value="39.3321" calcext:value-type="float">
            <text:p>39.3321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0581" calcext:value-type="float">
            <text:p>0.0581</text:p>
          </table:table-cell>
          <table:table-cell office:value-type="float" office:value="0" calcext:value-type="float">
            <text:p>0</text:p>
          </table:table-cell>
          <table:table-cell office:value-type="float" office:value="98.3536" calcext:value-type="float">
            <text:p>98.35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H2013_G(B)_ol2_1</text:p>
          </table:table-cell>
          <table:table-cell office:value-type="float" office:value="47.4237" calcext:value-type="float">
            <text:p>47.423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233" calcext:value-type="float">
            <text:p>0.3233</text:p>
          </table:table-cell>
          <table:table-cell office:value-type="float" office:value="9.7708" calcext:value-type="float">
            <text:p>9.7708</text:p>
          </table:table-cell>
          <table:table-cell office:value-type="float" office:value="39.609" calcext:value-type="float">
            <text:p>39.609</text:p>
          </table:table-cell>
          <table:table-cell office:value-type="float" office:value="0.352" calcext:value-type="float">
            <text:p>0.352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09" calcext:value-type="float">
            <text:p>0.009</text:p>
          </table:table-cell>
          <table:table-cell office:value-type="float" office:value="97.7098" calcext:value-type="float">
            <text:p>97.70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H2013_G(B)_ol2_2</text:p>
          </table:table-cell>
          <table:table-cell office:value-type="float" office:value="47.5159" calcext:value-type="float">
            <text:p>47.5159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184" calcext:value-type="float">
            <text:p>0.3184</text:p>
          </table:table-cell>
          <table:table-cell office:value-type="float" office:value="9.8034" calcext:value-type="float">
            <text:p>9.8034</text:p>
          </table:table-cell>
          <table:table-cell office:value-type="float" office:value="39.9008" calcext:value-type="float">
            <text:p>39.900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75" calcext:value-type="float">
            <text:p>0.0175</text:p>
          </table:table-cell>
          <table:table-cell office:value-type="float" office:value="98.1544" calcext:value-type="float">
            <text:p>98.15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H2013_G(B)_ol2_3</text:p>
          </table:table-cell>
          <table:table-cell office:value-type="float" office:value="47.5561" calcext:value-type="float">
            <text:p>47.55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3211" calcext:value-type="float">
            <text:p>0.3211</text:p>
          </table:table-cell>
          <table:table-cell office:value-type="float" office:value="9.8277" calcext:value-type="float">
            <text:p>9.8277</text:p>
          </table:table-cell>
          <table:table-cell office:value-type="float" office:value="39.9186" calcext:value-type="float">
            <text:p>39.9186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05" calcext:value-type="float">
            <text:p>0.0005</text:p>
          </table:table-cell>
          <table:table-cell office:value-type="float" office:value="98.2057" calcext:value-type="float">
            <text:p>98.205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H2013_G(B)_ol3a_1</text:p>
          </table:table-cell>
          <table:table-cell office:value-type="float" office:value="46.9084" calcext:value-type="float">
            <text:p>46.908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3164" calcext:value-type="float">
            <text:p>0.3164</text:p>
          </table:table-cell>
          <table:table-cell office:value-type="float" office:value="10.7448" calcext:value-type="float">
            <text:p>10.7448</text:p>
          </table:table-cell>
          <table:table-cell office:value-type="float" office:value="39.934" calcext:value-type="float">
            <text:p>39.934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0643" calcext:value-type="float">
            <text:p>0.0643</text:p>
          </table:table-cell>
          <table:table-cell office:value-type="float" office:value="0" calcext:value-type="float">
            <text:p>0</text:p>
          </table:table-cell>
          <table:table-cell office:value-type="float" office:value="98.5048" calcext:value-type="float">
            <text:p>98.50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H2013_G(B)_ol3a_2</text:p>
          </table:table-cell>
          <table:table-cell office:value-type="float" office:value="46.8301" calcext:value-type="float">
            <text:p>46.830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3064" calcext:value-type="float">
            <text:p>0.3064</text:p>
          </table:table-cell>
          <table:table-cell office:value-type="float" office:value="10.6468" calcext:value-type="float">
            <text:p>10.6468</text:p>
          </table:table-cell>
          <table:table-cell office:value-type="float" office:value="39.5416" calcext:value-type="float">
            <text:p>39.54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" calcext:value-type="float">
            <text:p>0</text:p>
          </table:table-cell>
          <table:table-cell office:value-type="float" office:value="97.895" calcext:value-type="float">
            <text:p>97.8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H2013_G(B)_ol3a_3</text:p>
          </table:table-cell>
          <table:table-cell office:value-type="float" office:value="47.0495" calcext:value-type="float">
            <text:p>47.049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3117" calcext:value-type="float">
            <text:p>0.3117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39.8206" calcext:value-type="float">
            <text:p>39.8206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98.507" calcext:value-type="float">
            <text:p>98.5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H2013_G(B)_ol3b_1</text:p>
          </table:table-cell>
          <table:table-cell office:value-type="float" office:value="9.4368" calcext:value-type="float">
            <text:p>9.436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198" calcext:value-type="float">
            <text:p>0.0198</text:p>
          </table:table-cell>
          <table:table-cell office:value-type="float" office:value="9.4977" calcext:value-type="float">
            <text:p>9.4977</text:p>
          </table:table-cell>
          <table:table-cell office:value-type="float" office:value="46.0705" calcext:value-type="float">
            <text:p>46.0705</text:p>
          </table:table-cell>
          <table:table-cell office:value-type="float" office:value="14.2198" calcext:value-type="float">
            <text:p>14.2198</text:p>
          </table:table-cell>
          <table:table-cell office:value-type="float" office:value="15.3692" calcext:value-type="float">
            <text:p>15.3692</text:p>
          </table:table-cell>
          <table:table-cell office:value-type="float" office:value="0.8445" calcext:value-type="float">
            <text:p>0.8445</text:p>
          </table:table-cell>
          <table:table-cell office:value-type="float" office:value="95.6157" calcext:value-type="float">
            <text:p>95.615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H2013_G(B)_ol3b_2</text:p>
          </table:table-cell>
          <table:table-cell office:value-type="float" office:value="9.4178" calcext:value-type="float">
            <text:p>9.4178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9.4921" calcext:value-type="float">
            <text:p>9.4921</text:p>
          </table:table-cell>
          <table:table-cell office:value-type="float" office:value="46.209" calcext:value-type="float">
            <text:p>46.209</text:p>
          </table:table-cell>
          <table:table-cell office:value-type="float" office:value="14.2051" calcext:value-type="float">
            <text:p>14.2051</text:p>
          </table:table-cell>
          <table:table-cell office:value-type="float" office:value="15.3404" calcext:value-type="float">
            <text:p>15.3404</text:p>
          </table:table-cell>
          <table:table-cell office:value-type="float" office:value="0.8655" calcext:value-type="float">
            <text:p>0.8655</text:p>
          </table:table-cell>
          <table:table-cell office:value-type="float" office:value="95.7247" calcext:value-type="float">
            <text:p>95.72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H2013_G(B)_ol3b_3</text:p>
          </table:table-cell>
          <table:table-cell office:value-type="float" office:value="9.41" calcext:value-type="float">
            <text:p>9.4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0174" calcext:value-type="float">
            <text:p>0.0174</text:p>
          </table:table-cell>
          <table:table-cell office:value-type="float" office:value="9.4777" calcext:value-type="float">
            <text:p>9.4777</text:p>
          </table:table-cell>
          <table:table-cell office:value-type="float" office:value="46.1422" calcext:value-type="float">
            <text:p>46.1422</text:p>
          </table:table-cell>
          <table:table-cell office:value-type="float" office:value="14.1808" calcext:value-type="float">
            <text:p>14.1808</text:p>
          </table:table-cell>
          <table:table-cell office:value-type="float" office:value="15.3297" calcext:value-type="float">
            <text:p>15.3297</text:p>
          </table:table-cell>
          <table:table-cell office:value-type="float" office:value="0.8257" calcext:value-type="float">
            <text:p>0.8257</text:p>
          </table:table-cell>
          <table:table-cell office:value-type="float" office:value="95.5521" calcext:value-type="float">
            <text:p>95.55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H2013_G(B)_ol4_1</text:p>
          </table:table-cell>
          <table:table-cell office:value-type="float" office:value="45.689" calcext:value-type="float">
            <text:p>45.689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2487" calcext:value-type="float">
            <text:p>0.2487</text:p>
          </table:table-cell>
          <table:table-cell office:value-type="float" office:value="12.3369" calcext:value-type="float">
            <text:p>12.3369</text:p>
          </table:table-cell>
          <table:table-cell office:value-type="float" office:value="39.5402" calcext:value-type="float">
            <text:p>39.5402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8.4128" calcext:value-type="float">
            <text:p>98.412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H2013_G(B)_ol4_2</text:p>
          </table:table-cell>
          <table:table-cell office:value-type="float" office:value="45.7585" calcext:value-type="float">
            <text:p>45.758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2402" calcext:value-type="float">
            <text:p>0.2402</text:p>
          </table:table-cell>
          <table:table-cell office:value-type="float" office:value="12.2771" calcext:value-type="float">
            <text:p>12.2771</text:p>
          </table:table-cell>
          <table:table-cell office:value-type="float" office:value="39.4241" calcext:value-type="float">
            <text:p>39.4241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191" calcext:value-type="float">
            <text:p>0.0191</text:p>
          </table:table-cell>
          <table:table-cell office:value-type="float" office:value="98.3004" calcext:value-type="float">
            <text:p>98.30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H2013_G(B)_ol4_3</text:p>
          </table:table-cell>
          <table:table-cell office:value-type="float" office:value="45.7533" calcext:value-type="float">
            <text:p>45.7533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2486" calcext:value-type="float">
            <text:p>0.2486</text:p>
          </table:table-cell>
          <table:table-cell office:value-type="float" office:value="12.1493" calcext:value-type="float">
            <text:p>12.1493</text:p>
          </table:table-cell>
          <table:table-cell office:value-type="float" office:value="39.4868" calcext:value-type="float">
            <text:p>39.4868</text:p>
          </table:table-cell>
          <table:table-cell office:value-type="float" office:value="0.3426" calcext:value-type="float">
            <text:p>0.34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05" calcext:value-type="float">
            <text:p>0.0005</text:p>
          </table:table-cell>
          <table:table-cell office:value-type="float" office:value="98.2179" calcext:value-type="float">
            <text:p>98.21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H2013_G(B)_ol5_1</text:p>
          </table:table-cell>
          <table:table-cell office:value-type="float" office:value="45.475" calcext:value-type="float">
            <text:p>45.47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2115" calcext:value-type="float">
            <text:p>0.2115</text:p>
          </table:table-cell>
          <table:table-cell office:value-type="float" office:value="12.7618" calcext:value-type="float">
            <text:p>12.7618</text:p>
          </table:table-cell>
          <table:table-cell office:value-type="float" office:value="39.6624" calcext:value-type="float">
            <text:p>39.6624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21" calcext:value-type="float">
            <text:p>0.0021</text:p>
          </table:table-cell>
          <table:table-cell office:value-type="float" office:value="98.708" calcext:value-type="float">
            <text:p>98.70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H2013_G(B)_ol5_2</text:p>
          </table:table-cell>
          <table:table-cell office:value-type="float" office:value="45.3975" calcext:value-type="float">
            <text:p>45.3975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199" calcext:value-type="float">
            <text:p>0.199</text:p>
          </table:table-cell>
          <table:table-cell office:value-type="float" office:value="12.9649" calcext:value-type="float">
            <text:p>12.9649</text:p>
          </table:table-cell>
          <table:table-cell office:value-type="float" office:value="39.5608" calcext:value-type="float">
            <text:p>39.5608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07" calcext:value-type="float">
            <text:p>0.007</text:p>
          </table:table-cell>
          <table:table-cell office:value-type="float" office:value="98.7121" calcext:value-type="float">
            <text:p>98.712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H2013_G(B)_ol5_3</text:p>
          </table:table-cell>
          <table:table-cell office:value-type="float" office:value="45.2216" calcext:value-type="float">
            <text:p>45.2216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106" calcext:value-type="float">
            <text:p>0.2106</text:p>
          </table:table-cell>
          <table:table-cell office:value-type="float" office:value="12.8931" calcext:value-type="float">
            <text:p>12.8931</text:p>
          </table:table-cell>
          <table:table-cell office:value-type="float" office:value="39.4582" calcext:value-type="float">
            <text:p>39.458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188" calcext:value-type="float">
            <text:p>0.0188</text:p>
          </table:table-cell>
          <table:table-cell office:value-type="float" office:value="98.4008" calcext:value-type="float">
            <text:p>98.40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H2013_G(B)_ol6_1</text:p>
          </table:table-cell>
          <table:table-cell office:value-type="float" office:value="45.5271" calcext:value-type="float">
            <text:p>45.5271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2313" calcext:value-type="float">
            <text:p>0.2313</text:p>
          </table:table-cell>
          <table:table-cell office:value-type="float" office:value="12.5299" calcext:value-type="float">
            <text:p>12.5299</text:p>
          </table:table-cell>
          <table:table-cell office:value-type="float" office:value="39.4605" calcext:value-type="float">
            <text:p>39.460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173" calcext:value-type="float">
            <text:p>0.0173</text:p>
          </table:table-cell>
          <table:table-cell office:value-type="float" office:value="98.3504" calcext:value-type="float">
            <text:p>98.35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H2013_G(B)_ol6_2</text:p>
          </table:table-cell>
          <table:table-cell office:value-type="float" office:value="45.5368" calcext:value-type="float">
            <text:p>45.5368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363" calcext:value-type="float">
            <text:p>0.2363</text:p>
          </table:table-cell>
          <table:table-cell office:value-type="float" office:value="12.414" calcext:value-type="float">
            <text:p>12.414</text:p>
          </table:table-cell>
          <table:table-cell office:value-type="float" office:value="39.5751" calcext:value-type="float">
            <text:p>39.5751</text:p>
          </table:table-cell>
          <table:table-cell office:value-type="float" office:value="0.34" calcext:value-type="float">
            <text:p>0.34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027" calcext:value-type="float">
            <text:p>0.0027</text:p>
          </table:table-cell>
          <table:table-cell office:value-type="float" office:value="98.3527" calcext:value-type="float">
            <text:p>98.35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H2013_G(B)_ol6_3</text:p>
          </table:table-cell>
          <table:table-cell office:value-type="float" office:value="45.6406" calcext:value-type="float">
            <text:p>45.6406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234" calcext:value-type="float">
            <text:p>0.234</text:p>
          </table:table-cell>
          <table:table-cell office:value-type="float" office:value="12.586" calcext:value-type="float">
            <text:p>12.586</text:p>
          </table:table-cell>
          <table:table-cell office:value-type="float" office:value="39.5746" calcext:value-type="float">
            <text:p>39.5746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157" calcext:value-type="float">
            <text:p>0.0157</text:p>
          </table:table-cell>
          <table:table-cell office:value-type="float" office:value="98.6302" calcext:value-type="float">
            <text:p>98.63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H2013_G(B)_ol7_1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638" calcext:value-type="float">
            <text:p>0.2638</text:p>
          </table:table-cell>
          <table:table-cell office:value-type="float" office:value="11.7415" calcext:value-type="float">
            <text:p>11.7415</text:p>
          </table:table-cell>
          <table:table-cell office:value-type="float" office:value="39.6039" calcext:value-type="float">
            <text:p>39.6039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149" calcext:value-type="float">
            <text:p>0.0149</text:p>
          </table:table-cell>
          <table:table-cell office:value-type="float" office:value="98.3189" calcext:value-type="float">
            <text:p>98.31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H2013_G(B)_ol7_2</text:p>
          </table:table-cell>
          <table:table-cell office:value-type="float" office:value="46.1038" calcext:value-type="float">
            <text:p>46.103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734" calcext:value-type="float">
            <text:p>0.2734</text:p>
          </table:table-cell>
          <table:table-cell office:value-type="float" office:value="11.7419" calcext:value-type="float">
            <text:p>11.7419</text:p>
          </table:table-cell>
          <table:table-cell office:value-type="float" office:value="39.7233" calcext:value-type="float">
            <text:p>39.7233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8.4437" calcext:value-type="float">
            <text:p>98.443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H2013_G(B)_ol7_3</text:p>
          </table:table-cell>
          <table:table-cell office:value-type="float" office:value="46.1655" calcext:value-type="float">
            <text:p>46.1655</text:p>
          </table:table-cell>
          <table:table-cell office:value-type="float" office:value="0.18" calcext:value-type="float">
            <text:p>0.18</text:p>
          </table:table-cell>
          <table:table-cell office:value-type="float" office:value="0.2795" calcext:value-type="float">
            <text:p>0.2795</text:p>
          </table:table-cell>
          <table:table-cell office:value-type="float" office:value="11.561" calcext:value-type="float">
            <text:p>11.561</text:p>
          </table:table-cell>
          <table:table-cell office:value-type="float" office:value="39.693" calcext:value-type="float">
            <text:p>39.69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145" calcext:value-type="float">
            <text:p>0.0145</text:p>
          </table:table-cell>
          <table:table-cell office:value-type="float" office:value="98.3261" calcext:value-type="float">
            <text:p>98.326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H2013_G(B)_ol8_1</text:p>
          </table:table-cell>
          <table:table-cell office:value-type="float" office:value="47.0113" calcext:value-type="float">
            <text:p>47.0113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3241" calcext:value-type="float">
            <text:p>0.3241</text:p>
          </table:table-cell>
          <table:table-cell office:value-type="float" office:value="10.5535" calcext:value-type="float">
            <text:p>10.5535</text:p>
          </table:table-cell>
          <table:table-cell office:value-type="float" office:value="39.7797" calcext:value-type="float">
            <text:p>39.7797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174" calcext:value-type="float">
            <text:p>0.0174</text:p>
          </table:table-cell>
          <table:table-cell office:value-type="float" office:value="98.3436" calcext:value-type="float">
            <text:p>98.343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H2013_G(B)_ol8_2</text:p>
          </table:table-cell>
          <table:table-cell office:value-type="float" office:value="46.6624" calcext:value-type="float">
            <text:p>46.6624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3449" calcext:value-type="float">
            <text:p>0.3449</text:p>
          </table:table-cell>
          <table:table-cell office:value-type="float" office:value="10.7336" calcext:value-type="float">
            <text:p>10.7336</text:p>
          </table:table-cell>
          <table:table-cell office:value-type="float" office:value="39.7625" calcext:value-type="float">
            <text:p>39.7625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98.1611" calcext:value-type="float">
            <text:p>98.16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H2013_G(B)_ol8_3</text:p>
          </table:table-cell>
          <table:table-cell office:value-type="float" office:value="46.7777" calcext:value-type="float">
            <text:p>46.7777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3281" calcext:value-type="float">
            <text:p>0.3281</text:p>
          </table:table-cell>
          <table:table-cell office:value-type="float" office:value="10.6133" calcext:value-type="float">
            <text:p>10.6133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108" calcext:value-type="float">
            <text:p>0.0108</text:p>
          </table:table-cell>
          <table:table-cell office:value-type="float" office:value="98.2186" calcext:value-type="float">
            <text:p>98.218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H2013_G(B)_ol9_1</text:p>
          </table:table-cell>
          <table:table-cell office:value-type="float" office:value="44.5643" calcext:value-type="float">
            <text:p>44.5643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2077" calcext:value-type="float">
            <text:p>0.2077</text:p>
          </table:table-cell>
          <table:table-cell office:value-type="float" office:value="13.9257" calcext:value-type="float">
            <text:p>13.9257</text:p>
          </table:table-cell>
          <table:table-cell office:value-type="float" office:value="39.2476" calcext:value-type="float">
            <text:p>39.2476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138" calcext:value-type="float">
            <text:p>0.0138</text:p>
          </table:table-cell>
          <table:table-cell office:value-type="float" office:value="98.5818" calcext:value-type="float">
            <text:p>98.581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H2013_G(B)_ol9_2</text:p>
          </table:table-cell>
          <table:table-cell office:value-type="float" office:value="44.5483" calcext:value-type="float">
            <text:p>44.5483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072" calcext:value-type="float">
            <text:p>0.2072</text:p>
          </table:table-cell>
          <table:table-cell office:value-type="float" office:value="13.7824" calcext:value-type="float">
            <text:p>13.7824</text:p>
          </table:table-cell>
          <table:table-cell office:value-type="float" office:value="39.2197" calcext:value-type="float">
            <text:p>39.2197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096" calcext:value-type="float">
            <text:p>0.0096</text:p>
          </table:table-cell>
          <table:table-cell office:value-type="float" office:value="98.3909" calcext:value-type="float">
            <text:p>98.39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H2013_G(B)_ol9_3</text:p>
          </table:table-cell>
          <table:table-cell office:value-type="float" office:value="44.5823" calcext:value-type="float">
            <text:p>44.5823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2059" calcext:value-type="float">
            <text:p>0.2059</text:p>
          </table:table-cell>
          <table:table-cell office:value-type="float" office:value="13.839" calcext:value-type="float">
            <text:p>13.839</text:p>
          </table:table-cell>
          <table:table-cell office:value-type="float" office:value="39.1933" calcext:value-type="float">
            <text:p>39.1933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22" calcext:value-type="float">
            <text:p>0.0022</text:p>
          </table:table-cell>
          <table:table-cell office:value-type="float" office:value="98.4508" calcext:value-type="float">
            <text:p>98.450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H2013_G(B)_ol10_1</text:p>
          </table:table-cell>
          <table:table-cell office:value-type="float" office:value="45.6015" calcext:value-type="float">
            <text:p>45.601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28" calcext:value-type="float">
            <text:p>0.2528</text:p>
          </table:table-cell>
          <table:table-cell office:value-type="float" office:value="12.519" calcext:value-type="float">
            <text:p>12.519</text:p>
          </table:table-cell>
          <table:table-cell office:value-type="float" office:value="39.5905" calcext:value-type="float">
            <text:p>39.5905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082" calcext:value-type="float">
            <text:p>0.0082</text:p>
          </table:table-cell>
          <table:table-cell office:value-type="float" office:value="98.5767" calcext:value-type="float">
            <text:p>98.57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H2013_G(B)_ol10_2</text:p>
          </table:table-cell>
          <table:table-cell office:value-type="float" office:value="45.3664" calcext:value-type="float">
            <text:p>45.3664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2523" calcext:value-type="float">
            <text:p>0.2523</text:p>
          </table:table-cell>
          <table:table-cell office:value-type="float" office:value="12.5978" calcext:value-type="float">
            <text:p>12.5978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66" calcext:value-type="float">
            <text:p>0.0166</text:p>
          </table:table-cell>
          <table:table-cell office:value-type="float" office:value="98.2725" calcext:value-type="float">
            <text:p>98.27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H2013_G(B)_ol10_3</text:p>
          </table:table-cell>
          <table:table-cell office:value-type="float" office:value="45.6064" calcext:value-type="float">
            <text:p>45.6064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2631" calcext:value-type="float">
            <text:p>0.2631</text:p>
          </table:table-cell>
          <table:table-cell office:value-type="float" office:value="12.4048" calcext:value-type="float">
            <text:p>12.4048</text:p>
          </table:table-cell>
          <table:table-cell office:value-type="float" office:value="39.4678" calcext:value-type="float">
            <text:p>39.467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149" calcext:value-type="float">
            <text:p>0.0149</text:p>
          </table:table-cell>
          <table:table-cell office:value-type="float" office:value="98.347" calcext:value-type="float">
            <text:p>98.34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H2013_G(B)_ol11_1</text:p>
          </table:table-cell>
          <table:table-cell office:value-type="float" office:value="48.003" calcext:value-type="float">
            <text:p>48.003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3996" calcext:value-type="float">
            <text:p>0.3996</text:p>
          </table:table-cell>
          <table:table-cell office:value-type="float" office:value="8.9558" calcext:value-type="float">
            <text:p>8.9558</text:p>
          </table:table-cell>
          <table:table-cell office:value-type="float" office:value="39.7512" calcext:value-type="float">
            <text:p>39.7512</text:p>
          </table:table-cell>
          <table:table-cell office:value-type="float" office:value="0.353" calcext:value-type="float">
            <text:p>0.353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97.6887" calcext:value-type="float">
            <text:p>97.688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H2013_G(B)_ol11_2</text:p>
          </table:table-cell>
          <table:table-cell office:value-type="float" office:value="47.9981" calcext:value-type="float">
            <text:p>47.998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3966" calcext:value-type="float">
            <text:p>0.3966</text:p>
          </table:table-cell>
          <table:table-cell office:value-type="float" office:value="8.8919" calcext:value-type="float">
            <text:p>8.8919</text:p>
          </table:table-cell>
          <table:table-cell office:value-type="float" office:value="40.0001" calcext:value-type="float">
            <text:p>40.000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091" calcext:value-type="float">
            <text:p>0.0091</text:p>
          </table:table-cell>
          <table:table-cell office:value-type="float" office:value="97.8978" calcext:value-type="float">
            <text:p>97.89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H2013_G(B)_ol11_3</text:p>
          </table:table-cell>
          <table:table-cell office:value-type="float" office:value="48.0425" calcext:value-type="float">
            <text:p>48.042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122" calcext:value-type="float">
            <text:p>0.4122</text:p>
          </table:table-cell>
          <table:table-cell office:value-type="float" office:value="8.8736" calcext:value-type="float">
            <text:p>8.8736</text:p>
          </table:table-cell>
          <table:table-cell office:value-type="float" office:value="39.9328" calcext:value-type="float">
            <text:p>39.9328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061" calcext:value-type="float">
            <text:p>0.0061</text:p>
          </table:table-cell>
          <table:table-cell office:value-type="float" office:value="97.865" calcext:value-type="float">
            <text:p>97.86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H2013_G(B)_ol12_1</text:p>
          </table:table-cell>
          <table:table-cell office:value-type="float" office:value="46.3034" calcext:value-type="float">
            <text:p>46.3034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2799" calcext:value-type="float">
            <text:p>0.2799</text:p>
          </table:table-cell>
          <table:table-cell office:value-type="float" office:value="11.2266" calcext:value-type="float">
            <text:p>11.2266</text:p>
          </table:table-cell>
          <table:table-cell office:value-type="float" office:value="39.7561" calcext:value-type="float">
            <text:p>39.756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104" calcext:value-type="float">
            <text:p>0.0104</text:p>
          </table:table-cell>
          <table:table-cell office:value-type="float" office:value="98.1824" calcext:value-type="float">
            <text:p>98.182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H2013_G(B)_ol12_2</text:p>
          </table:table-cell>
          <table:table-cell office:value-type="float" office:value="46.3063" calcext:value-type="float">
            <text:p>46.3063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2675" calcext:value-type="float">
            <text:p>0.2675</text:p>
          </table:table-cell>
          <table:table-cell office:value-type="float" office:value="11.3205" calcext:value-type="float">
            <text:p>11.3205</text:p>
          </table:table-cell>
          <table:table-cell office:value-type="float" office:value="39.8416" calcext:value-type="float">
            <text:p>39.8416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98.3434" calcext:value-type="float">
            <text:p>98.343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H2013_G(B)_ol12_3</text:p>
          </table:table-cell>
          <table:table-cell office:value-type="float" office:value="46.378" calcext:value-type="float">
            <text:p>46.378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2864" calcext:value-type="float">
            <text:p>0.2864</text:p>
          </table:table-cell>
          <table:table-cell office:value-type="float" office:value="11.4514" calcext:value-type="float">
            <text:p>11.4514</text:p>
          </table:table-cell>
          <table:table-cell office:value-type="float" office:value="39.7262" calcext:value-type="float">
            <text:p>39.72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094" calcext:value-type="float">
            <text:p>0.0094</text:p>
          </table:table-cell>
          <table:table-cell office:value-type="float" office:value="98.4586" calcext:value-type="float">
            <text:p>98.458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H2013_G(B)_ol13_1</text:p>
          </table:table-cell>
          <table:table-cell office:value-type="float" office:value="46.6633" calcext:value-type="float">
            <text:p>46.6633</text:p>
          </table:table-cell>
          <table:table-cell office:value-type="float" office:value="0.17" calcext:value-type="float">
            <text:p>0.17</text:p>
          </table:table-cell>
          <table:table-cell office:value-type="float" office:value="0.2794" calcext:value-type="float">
            <text:p>0.2794</text:p>
          </table:table-cell>
          <table:table-cell office:value-type="float" office:value="10.8926" calcext:value-type="float">
            <text:p>10.8926</text:p>
          </table:table-cell>
          <table:table-cell office:value-type="float" office:value="39.7332" calcext:value-type="float">
            <text:p>39.7332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67" calcext:value-type="float">
            <text:p>0.0067</text:p>
          </table:table-cell>
          <table:table-cell office:value-type="float" office:value="98.1861" calcext:value-type="float">
            <text:p>98.186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H2013_G(B)_ol13_2</text:p>
          </table:table-cell>
          <table:table-cell office:value-type="float" office:value="46.7608" calcext:value-type="float">
            <text:p>46.7608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294" calcext:value-type="float">
            <text:p>0.294</text:p>
          </table:table-cell>
          <table:table-cell office:value-type="float" office:value="10.8124" calcext:value-type="float">
            <text:p>10.8124</text:p>
          </table:table-cell>
          <table:table-cell office:value-type="float" office:value="39.7712" calcext:value-type="float">
            <text:p>39.771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98.2531" calcext:value-type="float">
            <text:p>98.253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H2013_G(B)_ol13_3</text:p>
          </table:table-cell>
          <table:table-cell office:value-type="float" office:value="46.6636" calcext:value-type="float">
            <text:p>46.6636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835" calcext:value-type="float">
            <text:p>0.2835</text:p>
          </table:table-cell>
          <table:table-cell office:value-type="float" office:value="10.8928" calcext:value-type="float">
            <text:p>10.8928</text:p>
          </table:table-cell>
          <table:table-cell office:value-type="float" office:value="39.6453" calcext:value-type="float">
            <text:p>39.645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5" calcext:value-type="float">
            <text:p>0.005</text:p>
          </table:table-cell>
          <table:table-cell office:value-type="float" office:value="98.1163" calcext:value-type="float">
            <text:p>98.116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H2013_G(B)_ol14_1</text:p>
          </table:table-cell>
          <table:table-cell office:value-type="float" office:value="45.0718" calcext:value-type="float">
            <text:p>45.0718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288" calcext:value-type="float">
            <text:p>0.2288</text:p>
          </table:table-cell>
          <table:table-cell office:value-type="float" office:value="13.1071" calcext:value-type="float">
            <text:p>13.1071</text:p>
          </table:table-cell>
          <table:table-cell office:value-type="float" office:value="39.4012" calcext:value-type="float">
            <text:p>39.4012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086" calcext:value-type="float">
            <text:p>0.0086</text:p>
          </table:table-cell>
          <table:table-cell office:value-type="float" office:value="98.453" calcext:value-type="float">
            <text:p>98.4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H2013_G(B)_ol14_2</text:p>
          </table:table-cell>
          <table:table-cell office:value-type="float" office:value="45.0969" calcext:value-type="float">
            <text:p>45.0969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349" calcext:value-type="float">
            <text:p>0.2349</text:p>
          </table:table-cell>
          <table:table-cell office:value-type="float" office:value="13.1443" calcext:value-type="float">
            <text:p>13.1443</text:p>
          </table:table-cell>
          <table:table-cell office:value-type="float" office:value="39.0838" calcext:value-type="float">
            <text:p>39.0838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058" calcext:value-type="float">
            <text:p>0.0058</text:p>
          </table:table-cell>
          <table:table-cell office:value-type="float" office:value="98.196" calcext:value-type="float">
            <text:p>98.19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H2013_G(B)_ol14_3</text:p>
          </table:table-cell>
          <table:table-cell office:value-type="float" office:value="44.9135" calcext:value-type="float">
            <text:p>44.913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242" calcext:value-type="float">
            <text:p>0.2242</text:p>
          </table:table-cell>
          <table:table-cell office:value-type="float" office:value="12.9851" calcext:value-type="float">
            <text:p>12.9851</text:p>
          </table:table-cell>
          <table:table-cell office:value-type="float" office:value="39.095" calcext:value-type="float">
            <text:p>39.095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183" calcext:value-type="float">
            <text:p>0.0183</text:p>
          </table:table-cell>
          <table:table-cell office:value-type="float" office:value="97.8625" calcext:value-type="float">
            <text:p>97.86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H2013_G(B)_ol15_1</text:p>
          </table:table-cell>
          <table:table-cell office:value-type="float" office:value="45.1585" calcext:value-type="float">
            <text:p>45.1585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2362" calcext:value-type="float">
            <text:p>0.2362</text:p>
          </table:table-cell>
          <table:table-cell office:value-type="float" office:value="13.1739" calcext:value-type="float">
            <text:p>13.1739</text:p>
          </table:table-cell>
          <table:table-cell office:value-type="float" office:value="39.4321" calcext:value-type="float">
            <text:p>39.4321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06" calcext:value-type="float">
            <text:p>0.06</text:p>
          </table:table-cell>
          <table:table-cell office:value-type="float" office:value="0.0146" calcext:value-type="float">
            <text:p>0.0146</text:p>
          </table:table-cell>
          <table:table-cell office:value-type="float" office:value="98.6372" calcext:value-type="float">
            <text:p>98.637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H2013_G(B)_ol15_2</text:p>
          </table:table-cell>
          <table:table-cell office:value-type="float" office:value="45.1897" calcext:value-type="float">
            <text:p>45.1897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2392" calcext:value-type="float">
            <text:p>0.2392</text:p>
          </table:table-cell>
          <table:table-cell office:value-type="float" office:value="13.2325" calcext:value-type="float">
            <text:p>13.2325</text:p>
          </table:table-cell>
          <table:table-cell office:value-type="float" office:value="39.3413" calcext:value-type="float">
            <text:p>39.3413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98.6202" calcext:value-type="float">
            <text:p>98.62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H2013_G(B)_ol15_3</text:p>
          </table:table-cell>
          <table:table-cell office:value-type="float" office:value="45.1059" calcext:value-type="float">
            <text:p>45.105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299" calcext:value-type="float">
            <text:p>0.2299</text:p>
          </table:table-cell>
          <table:table-cell office:value-type="float" office:value="13.141" calcext:value-type="float">
            <text:p>13.141</text:p>
          </table:table-cell>
          <table:table-cell office:value-type="float" office:value="39.4695" calcext:value-type="float">
            <text:p>39.46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174" calcext:value-type="float">
            <text:p>0.0174</text:p>
          </table:table-cell>
          <table:table-cell office:value-type="float" office:value="98.5904" calcext:value-type="float">
            <text:p>98.590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H2013_G(B)_ol16_1</text:p>
          </table:table-cell>
          <table:table-cell office:value-type="float" office:value="46.8314" calcext:value-type="float">
            <text:p>46.831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2828" calcext:value-type="float">
            <text:p>0.2828</text:p>
          </table:table-cell>
          <table:table-cell office:value-type="float" office:value="10.5832" calcext:value-type="float">
            <text:p>10.5832</text:p>
          </table:table-cell>
          <table:table-cell office:value-type="float" office:value="39.8672" calcext:value-type="float">
            <text:p>39.8672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122" calcext:value-type="float">
            <text:p>0.0122</text:p>
          </table:table-cell>
          <table:table-cell office:value-type="float" office:value="98.207" calcext:value-type="float">
            <text:p>98.2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H2013_G(B)_ol16_2</text:p>
          </table:table-cell>
          <table:table-cell office:value-type="float" office:value="46.8384" calcext:value-type="float">
            <text:p>46.838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927" calcext:value-type="float">
            <text:p>0.2927</text:p>
          </table:table-cell>
          <table:table-cell office:value-type="float" office:value="10.7176" calcext:value-type="float">
            <text:p>10.7176</text:p>
          </table:table-cell>
          <table:table-cell office:value-type="float" office:value="39.7864" calcext:value-type="float">
            <text:p>39.7864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" calcext:value-type="float">
            <text:p>0.01</text:p>
          </table:table-cell>
          <table:table-cell office:value-type="float" office:value="98.2637" calcext:value-type="float">
            <text:p>98.263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H2013_G(B)_ol16_3</text:p>
          </table:table-cell>
          <table:table-cell office:value-type="float" office:value="46.8885" calcext:value-type="float">
            <text:p>46.888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759" calcext:value-type="float">
            <text:p>0.2759</text:p>
          </table:table-cell>
          <table:table-cell office:value-type="float" office:value="10.8687" calcext:value-type="float">
            <text:p>10.8687</text:p>
          </table:table-cell>
          <table:table-cell office:value-type="float" office:value="39.7093" calcext:value-type="float">
            <text:p>39.7093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136" calcext:value-type="float">
            <text:p>0.0136</text:p>
          </table:table-cell>
          <table:table-cell office:value-type="float" office:value="98.3672" calcext:value-type="float">
            <text:p>98.36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H2013_G(B)_ol17_1</text:p>
          </table:table-cell>
          <table:table-cell office:value-type="float" office:value="45.0026" calcext:value-type="float">
            <text:p>45.0026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228" calcext:value-type="float">
            <text:p>0.228</text:p>
          </table:table-cell>
          <table:table-cell office:value-type="float" office:value="13.2021" calcext:value-type="float">
            <text:p>13.2021</text:p>
          </table:table-cell>
          <table:table-cell office:value-type="float" office:value="39.2823" calcext:value-type="float">
            <text:p>39.282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053" calcext:value-type="float">
            <text:p>0.0053</text:p>
          </table:table-cell>
          <table:table-cell office:value-type="float" office:value="98.3201" calcext:value-type="float">
            <text:p>98.32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H2013_G(B)_ol17_2</text:p>
          </table:table-cell>
          <table:table-cell office:value-type="float" office:value="45.054" calcext:value-type="float">
            <text:p>45.054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2299" calcext:value-type="float">
            <text:p>0.2299</text:p>
          </table:table-cell>
          <table:table-cell office:value-type="float" office:value="13.2347" calcext:value-type="float">
            <text:p>13.2347</text:p>
          </table:table-cell>
          <table:table-cell office:value-type="float" office:value="39.3676" calcext:value-type="float">
            <text:p>39.3676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98.5152" calcext:value-type="float">
            <text:p>98.515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H2013_G(B)_ol17_3</text:p>
          </table:table-cell>
          <table:table-cell office:value-type="float" office:value="44.8231" calcext:value-type="float">
            <text:p>44.8231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34" calcext:value-type="float">
            <text:p>0.234</text:p>
          </table:table-cell>
          <table:table-cell office:value-type="float" office:value="13.0803" calcext:value-type="float">
            <text:p>13.0803</text:p>
          </table:table-cell>
          <table:table-cell office:value-type="float" office:value="39.0813" calcext:value-type="float">
            <text:p>39.0813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47" calcext:value-type="float">
            <text:p>0.0047</text:p>
          </table:table-cell>
          <table:table-cell office:value-type="float" office:value="97.8285" calcext:value-type="float">
            <text:p>97.828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H2013_G(B)_ol18_1</text:p>
          </table:table-cell>
          <table:table-cell office:value-type="float" office:value="45.0992" calcext:value-type="float">
            <text:p>45.0992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319" calcext:value-type="float">
            <text:p>0.2319</text:p>
          </table:table-cell>
          <table:table-cell office:value-type="float" office:value="13.0653" calcext:value-type="float">
            <text:p>13.0653</text:p>
          </table:table-cell>
          <table:table-cell office:value-type="float" office:value="39.3819" calcext:value-type="float">
            <text:p>39.381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92" calcext:value-type="float">
            <text:p>0.0092</text:p>
          </table:table-cell>
          <table:table-cell office:value-type="float" office:value="98.4111" calcext:value-type="float">
            <text:p>98.411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H2013_G(B)_ol18_2</text:p>
          </table:table-cell>
          <table:table-cell office:value-type="float" office:value="45.0641" calcext:value-type="float">
            <text:p>45.0641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225" calcext:value-type="float">
            <text:p>0.225</text:p>
          </table:table-cell>
          <table:table-cell office:value-type="float" office:value="13.0502" calcext:value-type="float">
            <text:p>13.0502</text:p>
          </table:table-cell>
          <table:table-cell office:value-type="float" office:value="39.3051" calcext:value-type="float">
            <text:p>39.3051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" calcext:value-type="float">
            <text:p>0</text:p>
          </table:table-cell>
          <table:table-cell office:value-type="float" office:value="98.25" calcext:value-type="float">
            <text:p>98.2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H2013_G(B)_ol18_3</text:p>
          </table:table-cell>
          <table:table-cell office:value-type="float" office:value="44.9802" calcext:value-type="float">
            <text:p>44.980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368" calcext:value-type="float">
            <text:p>0.2368</text:p>
          </table:table-cell>
          <table:table-cell office:value-type="float" office:value="13.1372" calcext:value-type="float">
            <text:p>13.1372</text:p>
          </table:table-cell>
          <table:table-cell office:value-type="float" office:value="39.0084" calcext:value-type="float">
            <text:p>39.0084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023" calcext:value-type="float">
            <text:p>0.0023</text:p>
          </table:table-cell>
          <table:table-cell office:value-type="float" office:value="97.986" calcext:value-type="float">
            <text:p>97.98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H2013_G(B)_ol19_1</text:p>
          </table:table-cell>
          <table:table-cell office:value-type="float" office:value="45.498" calcext:value-type="float">
            <text:p>45.498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2258" calcext:value-type="float">
            <text:p>0.2258</text:p>
          </table:table-cell>
          <table:table-cell office:value-type="float" office:value="12.5114" calcext:value-type="float">
            <text:p>12.5114</text:p>
          </table:table-cell>
          <table:table-cell office:value-type="float" office:value="39.3959" calcext:value-type="float">
            <text:p>39.3959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98.2394" calcext:value-type="float">
            <text:p>98.239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H2013_G(B)_ol19_2</text:p>
          </table:table-cell>
          <table:table-cell office:value-type="float" office:value="45.5411" calcext:value-type="float">
            <text:p>45.5411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2369" calcext:value-type="float">
            <text:p>0.2369</text:p>
          </table:table-cell>
          <table:table-cell office:value-type="float" office:value="12.5518" calcext:value-type="float">
            <text:p>12.5518</text:p>
          </table:table-cell>
          <table:table-cell office:value-type="float" office:value="39.4793" calcext:value-type="float">
            <text:p>39.4793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21" calcext:value-type="float">
            <text:p>0.0021</text:p>
          </table:table-cell>
          <table:table-cell office:value-type="float" office:value="98.4232" calcext:value-type="float">
            <text:p>98.423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H2013_G(B)_ol19_3</text:p>
          </table:table-cell>
          <table:table-cell office:value-type="float" office:value="45.5484" calcext:value-type="float">
            <text:p>45.5484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2442" calcext:value-type="float">
            <text:p>0.2442</text:p>
          </table:table-cell>
          <table:table-cell office:value-type="float" office:value="12.5552" calcext:value-type="float">
            <text:p>12.5552</text:p>
          </table:table-cell>
          <table:table-cell office:value-type="float" office:value="39.5071" calcext:value-type="float">
            <text:p>39.50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072" calcext:value-type="float">
            <text:p>0.0072</text:p>
          </table:table-cell>
          <table:table-cell office:value-type="float" office:value="98.4873" calcext:value-type="float">
            <text:p>98.487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H2013_G(B)_ol20_1</text:p>
          </table:table-cell>
          <table:table-cell office:value-type="float" office:value="45.4525" calcext:value-type="float">
            <text:p>45.4525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2577" calcext:value-type="float">
            <text:p>0.2577</text:p>
          </table:table-cell>
          <table:table-cell office:value-type="float" office:value="12.3785" calcext:value-type="float">
            <text:p>12.3785</text:p>
          </table:table-cell>
          <table:table-cell office:value-type="float" office:value="39.1511" calcext:value-type="float">
            <text:p>39.151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139" calcext:value-type="float">
            <text:p>0.0139</text:p>
          </table:table-cell>
          <table:table-cell office:value-type="float" office:value="97.8692" calcext:value-type="float">
            <text:p>97.869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H2013_G(B)_ol20_2</text:p>
          </table:table-cell>
          <table:table-cell office:value-type="float" office:value="45.2895" calcext:value-type="float">
            <text:p>45.2895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543" calcext:value-type="float">
            <text:p>0.2543</text:p>
          </table:table-cell>
          <table:table-cell office:value-type="float" office:value="12.3762" calcext:value-type="float">
            <text:p>12.3762</text:p>
          </table:table-cell>
          <table:table-cell office:value-type="float" office:value="39.1406" calcext:value-type="float">
            <text:p>39.1406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7.6779" calcext:value-type="float">
            <text:p>97.677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H2013_G(B)_ol20_3</text:p>
          </table:table-cell>
          <table:table-cell office:value-type="float" office:value="45.4512" calcext:value-type="float">
            <text:p>45.451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2532" calcext:value-type="float">
            <text:p>0.2532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39.2661" calcext:value-type="float">
            <text:p>39.2661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97.9408" calcext:value-type="float">
            <text:p>97.9408</text:p>
          </table:table-cell>
        </table:table-row>
        <table:table-row table:style-name="ro2" table:number-rows-repeated="3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3</meta:editing-cycles>
    <meta:generator>LibreOffice/4.1.0.4$Windows_x86 LibreOffice_project/89ea49ddacd9aa532507cbf852f2bb22b1ace28</meta:generator>
    <meta:print-date>2013-11-10T11:59:35.270000000</meta:print-date>
    <dc:date>2013-11-10T11:59:52.180000000</dc:date>
    <meta:document-statistic meta:table-count="1" meta:cell-count="706" meta:object-count="0"/>
  </office:meta>
</office:document-meta>
</file>